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solid" style:text-underline-style="solid" style:text-underline-width="auto" style:text-underline-color="font-color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position="super 58%" style:text-underline-style="none"/>
    </style:style>
    <style:style style:name="T9" style:family="text">
      <style:text-properties style:text-line-through-style="none" style:font-name="Times New Roman1" style:text-underline-style="none"/>
    </style:style>
    <style:style style:name="T10" style:family="text">
      <style:text-properties style:text-line-through-style="none" style:font-name="Times New Roman" style:text-underline-style="none"/>
    </style:style>
    <style:style style:name="T11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Sabbath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, through page 9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An exegetical lecture/</text:p>
      <text:p text:style-name="P2"/>
      <text:p text:style-name="P3">[Page 1]</text:p>
      <text:p text:style-name="P3">Dear Brethren! <text:s/>Wherever civilization has spread its benign/ influence, men acknowledge that the ten divine commands/ we have rehearsed this morning, are the basis and pillars/ of the social edifice. <text:s/>That fact would lead to suppose/ that their authenticity is likewise unexceptionably admitted,/ but the annals of time, and those of our own especially,/ prove that criticism has not spared even the most/ important and most authoritative of all documents./ <text:s/>From the first hour that adverse circumstances brought/ the inhabitants of Judea into closer contact with the gentile/ world, the attention of the learned among the conquerors, was/ drawn to the code which governed the conquered. <text:s/>Thus we/ read that weighty questions <text:span text:style-name="T1">upon</text:span><text:span text:style-name="T5"> touching the promulgation/ </text:span><text:span text:style-name="T1">of</text:span><text:span text:style-name="T5"> from Sinai; were often propounded to our Sages by the Rulers/ of ancient Rome and her philosophers. <text:s/>And as the/ principles imbibed by the latter were antagonistical/ to those professed <text:s/>by our ancestors, contraversies[sic!] ensued/ which evince a spirit of acrimony on one side, and/ acute reasoning upon the other. <text:s/>But that which/ could not justly be condemned, because the effect of/ a prevailing belief in false deities, ought scarcely to/ find justification when met with among communities/ that have repudiated paganism, and embraced a purer/ </text:span></text:p>
      <text:p text:style-name="P6"/>
      <text:p text:style-name="P6">[Page 2]</text:p>
      <text:p text:style-name="P3"><text:span text:style-name="T5">creed. <text:s/>Yet they who analyze the Scriptures in search/ of defects are not alone countenanced in our </text:span><text:span text:style-name="T6">enlightened</text:span><text:span text:style-name="T7">/ days, but followed and consulted by multitudes. <text:s/>Many/ a youth, who has applied his mind </text:span><text:soft-page-break/><text:span text:style-name="T7">to every study, but/ to that of the sacred volumes, will grow skeptical/ and irreverent, because he is shown therein passages, which,/ to his over rated judgment, appear contradictory./</text:span></text:p>
      <text:p text:style-name="P3"><text:span text:style-name="T7">And how could it be otherwise, my beloved friends? when/ the faith entertained by the civilized world, the testimony/ of historical facts universally </text:span><text:span text:style-name="T2">admitted</text:span><text:span text:style-name="T7"> credited deter not the neologists of this/ century to seize upon the very essence of revealed religion,/ and boldly impugn it. <text:s/>Yes, to convince us that the/ decalogue lacks internal evidences of its divine origin,/ they institute a comparison between that which is recorded/ as having been proclaimed by the Deity after the exodus,/ and its repetition by Moses at the expiration of forty/ years' vagrancy in the wilderness. <text:s/>The slight discrepancy/ which that holy document exhibits, invalidates, in their/ prejudiced minds, its accepted genuineness. <text:s/>I deem it/ superfluous to recall to your memory </text:span><text:span text:style-name="T6">all</text:span><text:span text:style-name="T7"> the variations/ contained in that important passage, upon which the/ critics dwell to sustain their position. <text:s/>A glance/ thereat will reveal, here, the omission of a conjunctive/</text:span></text:p>
      <text:p text:style-name="P7"/>
      <text:p text:style-name="P7">[Page 3]</text:p>
      <text:p text:style-name="P3"><text:span text:style-name="T7">Vav, there, the addition of one, </text:span><text:span text:style-name="T2">as</text:span><text:span text:style-name="T7"> in one place the introduction/ of a new phrase, in another, the substitution of a </text:span><text:span text:style-name="T2">new</text:span><text:span text:style-name="T7"> synonimous[sic!]/ </text:span><text:span text:style-name="T2">word</text:span><text:span text:style-name="T7"> term. <text:s/>And although I firmly believe that those changes/ are not accidental; notwithstanding I could quote the/ writings of a profound Hebrew scholar, who explains/ all of them in a masterly manner, I will not launch/ into a lengthy disquisition, lest I weary your attention/ before I have concluded. <text:s/>But as among all the varia-/-tions exposed to view those which occur in the fourth commandment,/ are the principal and the most numerous, I will/ content myself with elucidating their purport, and it will/ serve as a criterion to </text:span><text:span text:style-name="T2">judge</text:span><text:span text:style-name="T7"> judge thereby of the others that/ are of less moment. <text:s/>In the section of this day, it is written/ [Hebrew] in the fifth chapter of Deuteronomy, we read/ [Hebrew]. <text:s/>My Brethren! <text:s/>It/ was the divine voice which spoke through Moses, that dictated/ the difference of phraseology because needful to times and circumstances./ <text:s/>While the sense of the behest remain</text:span><text:span text:style-name="T2">ed</text:span><text:span text:style-name="T7"> perfectly identical/ in every respect, its altered diction applied more directly to/ the men, whose existence was about to assume an entirely/ new </text:span><text:span text:style-name="T2">phrase</text:span><text:span text:style-name="T7"> aspect. <text:s/>To those who had already been solemnly/ charged at Sin with the observance of the Sabbath,/ the simple instruction, to </text:span><text:span text:style-name="T6">remember</text:span><text:span text:style-name="T7"> the day, the sanctity/</text:span></text:p>
      <text:p text:style-name="P7"/>
      <text:p text:style-name="P7">[Page 4]</text:p>
      <text:p text:style-name="P3"><text:span text:style-name="T7">of which their supernatural nutriment weekly testified,/ was deemed sufficient; but to a generation who had not/ received </text:span><text:span text:style-name="T6">immediately</text:span><text:span text:style-name="T7"> the same celestial imparting, and/ who moreover were soon</text:span><text:span text:style-name="T8">2</text:span><text:span text:style-name="T7"> destined</text:span><text:span text:style-name="T8">1</text:span><text:span text:style-name="T7"> to procure their suste-/-nance by their own labor, it was necessary to enjoin/ their </text:span><text:span text:style-name="T6">keeping with much</text:span><text:span text:style-name="T7"> heed, a command of God,/ which might clash with their future interests. <text:s/>And such/ was the design of the inspired legislator. <text:s/>By sub-/-stituting the word [Hebrew] for [Hebrew], and by adding [Hebrew]/ [Hebrew], "as the Lord thy God hath commanded thee" he bid the/ children of the enfranchised boundmen of Egypt to allow/ no human consideration to withhold their obedience from/ the dictates of the Almighty. <text:s/>Hitherto no obstacle/ had arisen to prevent their devoting the seventh day/ to the Author of their lives. <text:s/>It was but a wilful[sic!] impiety/ that could incite them, while dwelling in deserts, to quit/ their tents on the Sabbath, and follow their pleasure,/ but now they would enter an inhabited country./ <text:s/>There, would they be engaged in building houses; in plant-/-ing vineyards, and be frequently lured to transgress by the/ prospect of material advantage. <text:s/>Therefore said the mes-/-senger of the Most High: believe not that the execution/ of this precept was intended solely for them, whose/</text:span></text:p>
      <text:p text:style-name="P7"/>
      <text:p text:style-name="P7">[Page 5]</text:p>
      <text:p text:style-name="P3"><text:span text:style-name="T7">wants were extraordinarily supplied but also for those/ who shall </text:span><text:span text:style-name="T2">would</text:span><text:span text:style-name="T7"> use the harrow and wield the scythe. <text:s/>And/ in order to bring more vividly before the mind of his hearers,/ the truth of his tacit assertion, he specified two animals,/ which are not named in the same verse of </text:span><text:span text:style-name="T6">our</text:span><text:span text:style-name="T7"> section, as entitled to rest like/ </text:span><text:span text:style-name="T2">with</text:span><text:span text:style-name="T7"> their </text:span><text:span text:style-name="T2">master</text:span><text:span text:style-name="T7"> owners, namely, the ox and the ass [Hebrew]/ so essential heretofore in </text:span><text:soft-page-break/><text:span text:style-name="T7">the pursuit of agriculture./ <text:s/>But he to whom the Eternal communicated his will,/ foresaw that a change of habits in his nation would/ create new necessities, and that a desire to gratify/ them, might weaken the humane feelings which the/ Scriptures had striven to inculcate. <text:s/>He feared that/ a Hebrew, whose possessions had vastly increased, might/ argue, that inasmuch as the gentiles had been excluded/ from the law, it would not be sinful to subject them/ to unlimited labor; he feared that by some process of fallacious/ reasoning </text:span><text:span text:style-name="T2">he</text:span><text:span text:style-name="T7"> the same Hebrew would persuade himself that the work/ which was not to be imposed on </text:span><text:span text:style-name="T2">them</text:span><text:span text:style-name="T7"> the bond-men, could only be/ such as might be </text:span><text:span text:style-name="T2">exacted</text:span><text:span text:style-name="T7"> demanded by nomadic tribes, but that/ when fields required tending, when the harvest was/ to be reaped, and lives to be pressed, their services/ might be exacted at any period. <text:s/>To prevent a wrong con-/clusion </text:span><text:span text:style-name="T2">so</text:span><text:span text:style-name="T7"> dictated by selfishness, Moses appositely added/ [Hebrew]/</text:span></text:p>
      <text:p text:style-name="P3"><text:span text:style-name="T7"/></text:p>
      <text:p text:style-name="P3"><text:span text:style-name="T7">[Page 6]</text:span></text:p>
      <text:p text:style-name="P3"><text:span text:style-name="T7">"So that thy man-servant and thy maid-servant may/ rest like thyself." <text:s/>In like manner as thou, who art/ a recipient of the law must forego on the Sabbath all/ thy customary vocations, so must thy dependents be exempted/ on that day from any species of labor. <text:s/>Thou shalt not/ sit at ease, and suffer thy fellow-mortal, whom chance/ has </text:span><text:span text:style-name="T2">bound</text:span><text:span text:style-name="T7"> subjected to thy service, to toil without intermission./ <text:s/>Thou shalt not seek diversion for thy mind, and/ deny him the privilege of even recruiting the strength of/ his wearied body. <text:s/>Remember that thou also wast/ a bondman in the land of Egypt, and that the Supreme/ Ruler of the Universe who abhors oppression, beheld thy/ affliction, because of the hard thraldom, and purchased thy/ ransom by mighty and marvellous[sic!] deeds. <text:s/>Let then/ the Sabbath--which was instituted to commemorate/ thy freedom from servile work--, soften thy heart/ towards all beings, that thou mayest exercise the com-/-passion which was greatly shown thee./</text:span></text:p>
      <text:p text:style-name="P3"><text:span text:style-name="T7">Now, </text:span><text:span text:style-name="T2">my</text:span><text:span text:style-name="T7"> dear Brethren! my elucidation will explain/ why in the repetition of the Decalogue, to which my/ remarks have mainly been confined, the cause assigned/ for the celebration of the seventh day differs from that/ chronicled in the lesson of this morning./</text:span></text:p>
      <text:p text:style-name="P3"><text:span text:style-name="T7"/></text:p>
      <text:p text:style-name="P3"><text:span text:style-name="T7">[Page 7]</text:span></text:p>
      <text:p text:style-name="P3"><text:span text:style-name="T7">When God vouchsafed to appear at Sinai, the recollection/ of their hardships was still vivid in the mind of Israel./ <text:s/>Scarcely any time had elapsed since their task-masters/ ruthlessly plied the lash, so that the </text:span><text:span text:style-name="T2">breasts</text:span><text:span text:style-name="T7"> Sabbath which pro-/-claimed general rest, must needs have then awakened in the/ breasts of our ancestors feelings of gratitude to their heavenly/ Redeemer, and of kindliness towards all his creatures;/ hence on that memorable occasion, the motive for/ the </text:span><text:span text:style-name="T3">separation</text:span><text:span text:style-name="T7"> </text:span><text:span text:style-name="T6">sanctification</text:span><text:span text:style-name="T7"> of that day </text:span><text:span text:style-name="T2">from</text:span><text:span text:style-name="T7"> above all others was given </text:span><text:span text:style-name="T9">ø</text:span><text:span text:style-name="T7">/ [Hebrew]/ "For in six days the Lord made the heavens and the earth,/ therefore the Lord blessed the Sabbath-day and hallowed it"/ </text:span><text:span text:style-name="T9">ø</text:span><text:span text:style-name="T10"> while the reason significative of the liberation from the fetters/ of Mizraim, was withheld, because unnecessary + But a/ period of forty years had effaced somewhat the memory of Egyptian/ servitude, and they who would shortly possess a land/ flowing with milk and honey,--growing oblivious of their/ former suffering--might not attach the same importance/ to the Sabbath, as in the primordial stage of their national/ existence, consequently the arch-prophet in his allusion/ to the ten commandments, attributed the institution/ of the Sabbath to an historical event, fraught with/ the deepest meaning to the descendants of the patriarchs./</text:span></text:p>
      <text:p text:style-name="P3"><text:span text:style-name="T10"/></text:p>
      <text:p text:style-name="P3"><text:span text:style-name="T10">[Page 8]</text:span></text:p>
      <text:p text:style-name="P3"><text:span text:style-name="T10">[Hebrew]/ "Thou shalt remember that thou was a servant in the/ land of Egypt, wherefore hath the Lord thy God commanded thee/ to keep the Sabbath-day." <text:s/>It was not, my friends! as the/ hyper-critics represent it, the fabrication of a novel motive,/ which betrays the spuriousness of the document, but one/ real and true, like that which was uttered by the Omnipotent/ on the summit of Horeb. <text:s/>The reason registered in the book/ of Exodus </text:span><text:span text:style-name="T4">seems to</text:span><text:span text:style-name="T10"> conveys the idea, that the Hebrews who/ were selected as a kingdom of priests, should elevate their/ thoughts by contemplating the creative power of the </text:span><text:span text:style-name="T4">Supre</text:span><text:span text:style-name="T10"> Eternal,/ and that the fittest time for their musing thereon, is that/ when the whole world issued forth </text:span><text:soft-page-break/><text:span text:style-name="T10">perfect from the hand/ of its Author. <text:s/>The other, recorded in Deuteronomy, purposes/ to fasten an impression, upon the durability of which/ depend Israel's </text:span><text:span text:style-name="T4">love for</text:span><text:span text:style-name="T10"> devotion to God, their </text:span><text:span text:style-name="T4">affection</text:span><text:span text:style-name="T10"> love for Man,/ and the final consummation of their divine charge./ <text:s/>For, when we constantly reflect that the Father of the whole/ human race stretched forth his arm to deliver a small number/ of his oppressed children, that to secure for them liberty of/ action, he invented the laws of nature, that to improve/ their morals, he deigned to communicate his will unto/ them, the instruction with which the event is fraught/</text:span></text:p>
      <text:p text:style-name="P3"><text:span text:style-name="T10"/></text:p>
      <text:p text:style-name="P3"><text:span text:style-name="T10">[Page 9]</text:span></text:p>
      <text:p text:style-name="P3"><text:span text:style-name="T10">will not be lost upon us. <text:s/>We, that have been so divinely favored,/ will not only dedicate to our Almighty Saviour a portion of our/ time, but cheerfully </text:span><text:span text:style-name="T4">let</text:span><text:span text:style-name="T10"> allow those whose endeavours promote our/ advantage to enjoy a weekly repose, that they may, like us,/ restore their physical and invigorate their spiritual powers./ <text:s/>Such a demeanour will best demonstrate that the law which/ governs the Hebrews, is a wise and </text:span><text:span text:style-name="T11">humane law</text:span><text:span text:style-name="T10">, and the/ heart of the gentiles shall open to the convictions of the eternal/ truths it has proclaimed. <text:s/>[Hebrew]/ It is then evident, my beloved hearers! that the allegation of/ the captious cannot be sustained, for what they style a contradict-/-ion in the fourth commandment, reveals in a stronger light,/ to him that ponders thereon, the goodness of our celestial Legislator,/ who sought to benefit all men by the enactments of Sinai./ <text:s/>Be then exceedingly wary how you lend your ear to the arguing/ of subtle critics, who discover errors in the word of God. <text:s/>Let/ rather the knowledge you have acquired of its wisdom, be a stand-/-ard by which you will judge of that which is not obvious to/ your understanding, for verily I tell you, that like with respect to the/ repetition of the Decalogue, of which the variations will be found/ to contain a weighty significance, so will other apparent incon-/gruities in the holy volumes, disclose to you a treasure a </text:span><text:span text:style-name="T11">valuable</text:span><text:span text:style-name="T10">/ learning, which will profit you here and hereafter [Hebrew]/</text:span></text:p>
      <text:p text:style-name="P3"><text:span text:style-name="T10"/></text:p>
      <text:p text:style-name="P3"><text:span text:style-name="T10">[Page 10]</text:span></text:p>
      <text:p text:style-name="P3"><text:span text:style-name="T10">"Meditate incessantly thereon, for it is all perfect" <text:s/>And may the Almighty grant/ that my simple illustrations may heighten in your estimation the transcendent worth/ of the book which is Israel's inheritance to the end of tim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4:31:52.93</meta:creation-date>
    <dc:date>2012-11-20T11:58:08.07</dc:date>
    <meta:editing-duration>PT52M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4" meta:word-count="2181" meta:character-count="13643"/>
  </office:meta>
</office:document-meta>
</file>